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performance_py_xv_formatted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5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InSamp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edp</text:p>
          </table:table-cell>
          <table:table-cell office:value-type="string" calcext:value-type="string">
            <text:p>ckedp</text:p>
          </table:table-cell>
          <table:table-cell office:value-type="string" calcext:value-type="string">
            <text:p>khdp</text:p>
          </table:table-cell>
          <table:table-cell office:value-type="string" calcext:value-type="string">
            <text:p>ckhdp</text:p>
          </table:table-cell>
          <table:table-cell office:value-type="string" calcext:value-type="string">
            <text:p>ekde</text:p>
          </table:table-cell>
          <table:table-cell office:value-type="string" calcext:value-type="string">
            <text:p>cekde</text:p>
          </table:table-cell>
          <table:table-cell office:value-type="string" calcext:value-type="string">
            <text:p>hkde</text:p>
          </table:table-cell>
          <table:table-cell office:value-type="string" calcext:value-type="string">
            <text:p>chkde</text:p>
          </table:table-cell>
          <table:table-cell office:value-type="string" calcext:value-type="string">
            <text:p>lhkde</text:p>
          </table:table-cell>
          <table:table-cell office:value-type="string" calcext:value-type="string">
            <text:p>clhkde</text:p>
          </table:table-cell>
          <table:table-cell office:value-type="string" calcext:value-type="string">
            <text:p>lekde</text:p>
          </table:table-cell>
          <table:table-cell office:value-type="string" calcext:value-type="string">
            <text:p>clekde</text:p>
          </table:table-cell>
          <table:table-cell table:style-name="Default" office:value-type="string" calcext:value-type="string">
            <text:p>lskde</text:p>
          </table:table-cell>
          <table:table-cell office:value-type="string" calcext:value-type="string">
            <text:p>clskde</text:p>
          </table:table-cell>
          <table:table-cell table:style-name="Default" office:value-type="string" calcext:value-type="string">
            <text:p>lmkde</text:p>
          </table:table-cell>
          <table:table-cell office:value-type="string" calcext:value-type="string">
            <text:p>clmkde</text:p>
          </table:table-cell>
          <table:table-cell office:value-type="string" calcext:value-type="string">
            <text:p>rowmed</text:p>
          </table:table-cell>
          <table:table-cell office:value-type="string" calcext:value-type="string">
            <text:p>maxclassic</text:p>
          </table:table-cell>
        </table:table-row>
        <table:table-row table:style-name="ro1">
          <table:table-cell office:value-type="string" calcext:value-type="string">
            <text:p>annthyroid</text:p>
          </table:table-cell>
          <table:table-cell office:value-type="string" calcext:value-type="string">
            <text:p>False</text:p>
          </table:table-cell>
          <table:table-cell office:value-type="float" office:value="0.113703071782254" calcext:value-type="float">
            <text:p>0.113703071782254</text:p>
          </table:table-cell>
          <table:table-cell office:value-type="float" office:value="0.202508404135739" calcext:value-type="float">
            <text:p>0.202508404135739</text:p>
          </table:table-cell>
          <table:table-cell office:value-type="float" office:value="0.131144367539602" calcext:value-type="float">
            <text:p>0.131144367539602</text:p>
          </table:table-cell>
          <table:table-cell office:value-type="float" office:value="0.120271145972239" calcext:value-type="float">
            <text:p>0.120271145972239</text:p>
          </table:table-cell>
          <table:table-cell office:value-type="float" office:value="0.124070413501667" calcext:value-type="float">
            <text:p>0.124070413501667</text:p>
          </table:table-cell>
          <table:table-cell office:value-type="float" office:value="0.125057139349765" calcext:value-type="float">
            <text:p>0.125057139349765</text:p>
          </table:table-cell>
          <table:table-cell office:value-type="float" office:value="0.221323634043882" calcext:value-type="float">
            <text:p>0.221323634043882</text:p>
          </table:table-cell>
          <table:table-cell office:value-type="float" office:value="0.377489641268593" calcext:value-type="float">
            <text:p>0.377489641268593</text:p>
          </table:table-cell>
          <table:table-cell office:value-type="float" office:value="0.259632080962847" calcext:value-type="float">
            <text:p>0.259632080962847</text:p>
          </table:table-cell>
          <table:table-cell table:style-name="ce2" office:value-type="float" office:value="0.570609207664286" calcext:value-type="float">
            <text:p>0.570609207664286</text:p>
          </table:table-cell>
          <table:table-cell office:value-type="float" office:value="0.238890160453724" calcext:value-type="float">
            <text:p>0.238890160453724</text:p>
          </table:table-cell>
          <table:table-cell table:style-name="ce2" office:value-type="float" office:value="0.381875522732021" calcext:value-type="float">
            <text:p>0.381875522732021</text:p>
          </table:table-cell>
          <table:table-cell office:value-type="float" office:value="0.239011686345886" calcext:value-type="float">
            <text:p>0.239011686345886</text:p>
          </table:table-cell>
          <table:table-cell table:style-name="ce2" office:value-type="float" office:value="0.343342083403655" calcext:value-type="float">
            <text:p>0.343342083403655</text:p>
          </table:table-cell>
          <table:table-cell table:style-name="ce2" office:value-type="float" office:value="0.254536294127366" calcext:value-type="float">
            <text:p>0.254536294127366</text:p>
          </table:table-cell>
          <table:table-cell table:style-name="Default" office:value-type="float" office:value="0.110948094797519" calcext:value-type="float">
            <text:p>0.110948094797519</text:p>
          </table:table-cell>
          <table:table-cell office:value-type="float" office:value="0.234548618195705" calcext:value-type="float">
            <text:p>0.234548618195705</text:p>
          </table:table-cell>
          <table:table-cell table:style-name="Default" office:value-type="float" office:value="0.11177975334621" calcext:value-type="float">
            <text:p>0.11177975334621</text:p>
          </table:table-cell>
          <table:table-cell office:value-type="float" office:value="0.234878745018753" calcext:value-type="float">
            <text:p>0.234878745018753</text:p>
          </table:table-cell>
          <table:table-cell table:formula="of:=MEDIAN([.C2:.U2])" office:value-type="float" office:value="0.234548618195705" calcext:value-type="float">
            <text:p>0.234548618195705</text:p>
          </table:table-cell>
          <table:table-cell table:formula="of:=MAX([.C2:.E2])" office:value-type="float" office:value="0.202508404135739" calcext:value-type="float">
            <text:p>0.202508404135739</text:p>
          </table:table-cell>
        </table:table-row>
        <table:table-row table:style-name="ro1">
          <table:table-cell office:value-type="string" calcext:value-type="string">
            <text:p>annthyroid</text:p>
          </table:table-cell>
          <table:table-cell office:value-type="string" calcext:value-type="string">
            <text:p>True</text:p>
          </table:table-cell>
          <table:table-cell office:value-type="float" office:value="0.108986691534224" calcext:value-type="float">
            <text:p>0.108986691534224</text:p>
          </table:table-cell>
          <table:table-cell office:value-type="float" office:value="0.184873496271922" calcext:value-type="float">
            <text:p>0.184873496271922</text:p>
          </table:table-cell>
          <table:table-cell office:value-type="float" office:value="0.128437316032579" calcext:value-type="float">
            <text:p>0.128437316032579</text:p>
          </table:table-cell>
          <table:table-cell office:value-type="float" office:value="0.140826398359592" calcext:value-type="float">
            <text:p>0.140826398359592</text:p>
          </table:table-cell>
          <table:table-cell office:value-type="float" office:value="0.147413607236059" calcext:value-type="float">
            <text:p>0.147413607236059</text:p>
          </table:table-cell>
          <table:table-cell office:value-type="float" office:value="0.101700099142949" calcext:value-type="float">
            <text:p>0.101700099142949</text:p>
          </table:table-cell>
          <table:table-cell office:value-type="float" office:value="0.215175870464667" calcext:value-type="float">
            <text:p>0.215175870464667</text:p>
          </table:table-cell>
          <table:table-cell office:value-type="float" office:value="0.385819621422183" calcext:value-type="float">
            <text:p>0.385819621422183</text:p>
          </table:table-cell>
          <table:table-cell office:value-type="float" office:value="0.25355115385299" calcext:value-type="float">
            <text:p>0.25355115385299</text:p>
          </table:table-cell>
          <table:table-cell table:style-name="ce2" office:value-type="float" office:value="0.570761162207797" calcext:value-type="float">
            <text:p>0.570761162207797</text:p>
          </table:table-cell>
          <table:table-cell office:value-type="float" office:value="0.224245550884241" calcext:value-type="float">
            <text:p>0.224245550884241</text:p>
          </table:table-cell>
          <table:table-cell table:style-name="ce2" office:value-type="float" office:value="0.382873781050133" calcext:value-type="float">
            <text:p>0.382873781050133</text:p>
          </table:table-cell>
          <table:table-cell office:value-type="float" office:value="0.224524792773988" calcext:value-type="float">
            <text:p>0.224524792773988</text:p>
          </table:table-cell>
          <table:table-cell table:style-name="ce2" office:value-type="float" office:value="0.353302185529261" calcext:value-type="float">
            <text:p>0.353302185529261</text:p>
          </table:table-cell>
          <table:table-cell table:style-name="ce2" office:value-type="float" office:value="0.24150608372463" calcext:value-type="float">
            <text:p>0.24150608372463</text:p>
          </table:table-cell>
          <table:table-cell table:style-name="Default" office:value-type="float" office:value="0.110980777739181" calcext:value-type="float">
            <text:p>0.110980777739181</text:p>
          </table:table-cell>
          <table:table-cell office:value-type="float" office:value="0.22022600103767" calcext:value-type="float">
            <text:p>0.22022600103767</text:p>
          </table:table-cell>
          <table:table-cell table:style-name="Default" office:value-type="float" office:value="0.111415822422758" calcext:value-type="float">
            <text:p>0.111415822422758</text:p>
          </table:table-cell>
          <table:table-cell office:value-type="float" office:value="0.220229208648489" calcext:value-type="float">
            <text:p>0.220229208648489</text:p>
          </table:table-cell>
          <table:table-cell table:formula="of:=MEDIAN([.C3:.U3])" office:value-type="float" office:value="0.22022600103767" calcext:value-type="float">
            <text:p>0.22022600103767</text:p>
          </table:table-cell>
          <table:table-cell table:formula="of:=MAX([.C3:.E3])" office:value-type="float" office:value="0.184873496271922" calcext:value-type="float">
            <text:p>0.184873496271922</text:p>
          </table:table-cell>
        </table:table-row>
        <table:table-row table:style-name="ro1">
          <table:table-cell office:value-type="string" calcext:value-type="string">
            <text:p>cardio</text:p>
          </table:table-cell>
          <table:table-cell office:value-type="string" calcext:value-type="string">
            <text:p>False</text:p>
          </table:table-cell>
          <table:table-cell office:value-type="float" office:value="0.263275727109292" calcext:value-type="float">
            <text:p>0.263275727109292</text:p>
          </table:table-cell>
          <table:table-cell office:value-type="float" office:value="0.130231987325894" calcext:value-type="float">
            <text:p>0.130231987325894</text:p>
          </table:table-cell>
          <table:table-cell office:value-type="float" office:value="0.569835703523351" calcext:value-type="float">
            <text:p>0.569835703523351</text:p>
          </table:table-cell>
          <table:table-cell office:value-type="float" office:value="0.433646592798446" calcext:value-type="float">
            <text:p>0.433646592798446</text:p>
          </table:table-cell>
          <table:table-cell office:value-type="float" office:value="0.400488077189261" calcext:value-type="float">
            <text:p>0.400488077189261</text:p>
          </table:table-cell>
          <table:table-cell office:value-type="float" office:value="0.353593540985364" calcext:value-type="float">
            <text:p>0.353593540985364</text:p>
          </table:table-cell>
          <table:table-cell office:value-type="float" office:value="0.350863727815581" calcext:value-type="float">
            <text:p>0.350863727815581</text:p>
          </table:table-cell>
          <table:table-cell office:value-type="float" office:value="0.0920023121433521" calcext:value-type="float">
            <text:p>0.092002312143352</text:p>
          </table:table-cell>
          <table:table-cell office:value-type="float" office:value="0.303057164923442" calcext:value-type="float">
            <text:p>0.303057164923442</text:p>
          </table:table-cell>
          <table:table-cell office:value-type="float" office:value="0.146958340195442" calcext:value-type="float">
            <text:p>0.146958340195442</text:p>
          </table:table-cell>
          <table:table-cell office:value-type="float" office:value="0.231255876243641" calcext:value-type="float">
            <text:p>0.231255876243641</text:p>
          </table:table-cell>
          <table:table-cell office:value-type="float" office:value="0.424671080157674" calcext:value-type="float">
            <text:p>0.424671080157674</text:p>
          </table:table-cell>
          <table:table-cell office:value-type="float" office:value="0.31924939851055" calcext:value-type="float">
            <text:p>0.31924939851055</text:p>
          </table:table-cell>
          <table:table-cell office:value-type="float" office:value="0.0909308979909583" calcext:value-type="float">
            <text:p>0.090930897990958</text:p>
          </table:table-cell>
          <table:table-cell office:value-type="float" office:value="0.308348955183479" calcext:value-type="float">
            <text:p>0.308348955183479</text:p>
          </table:table-cell>
          <table:table-cell office:value-type="float" office:value="0.852093046105041" calcext:value-type="float">
            <text:p>0.852093046105041</text:p>
          </table:table-cell>
          <table:table-cell office:value-type="float" office:value="0.346969235997082" calcext:value-type="float">
            <text:p>0.346969235997082</text:p>
          </table:table-cell>
          <table:table-cell office:value-type="float" office:value="0.849558226692085" calcext:value-type="float">
            <text:p>0.849558226692085</text:p>
          </table:table-cell>
          <table:table-cell office:value-type="float" office:value="0.347233943520645" calcext:value-type="float">
            <text:p>0.347233943520645</text:p>
          </table:table-cell>
          <table:table-cell table:formula="of:=MEDIAN([.C4:.U4])" office:value-type="float" office:value="0.346969235997082" calcext:value-type="float">
            <text:p>0.346969235997082</text:p>
          </table:table-cell>
          <table:table-cell table:formula="of:=MAX([.C4:.E4])" office:value-type="float" office:value="0.569835703523351" calcext:value-type="float">
            <text:p>0.569835703523351</text:p>
          </table:table-cell>
        </table:table-row>
        <table:table-row table:style-name="ro1">
          <table:table-cell office:value-type="string" calcext:value-type="string">
            <text:p>cardio</text:p>
          </table:table-cell>
          <table:table-cell office:value-type="string" calcext:value-type="string">
            <text:p>True</text:p>
          </table:table-cell>
          <table:table-cell office:value-type="float" office:value="0.245723418735666" calcext:value-type="float">
            <text:p>0.245723418735666</text:p>
          </table:table-cell>
          <table:table-cell office:value-type="float" office:value="0.120536894817201" calcext:value-type="float">
            <text:p>0.120536894817201</text:p>
          </table:table-cell>
          <table:table-cell office:value-type="float" office:value="0.53544799560019" calcext:value-type="float">
            <text:p>0.53544799560019</text:p>
          </table:table-cell>
          <table:table-cell office:value-type="float" office:value="0.310907189428941" calcext:value-type="float">
            <text:p>0.310907189428941</text:p>
          </table:table-cell>
          <table:table-cell office:value-type="float" office:value="0.33186221439895" calcext:value-type="float">
            <text:p>0.33186221439895</text:p>
          </table:table-cell>
          <table:table-cell office:value-type="float" office:value="0.174145085698799" calcext:value-type="float">
            <text:p>0.174145085698799</text:p>
          </table:table-cell>
          <table:table-cell office:value-type="float" office:value="0.332975498361107" calcext:value-type="float">
            <text:p>0.332975498361107</text:p>
          </table:table-cell>
          <table:table-cell office:value-type="float" office:value="0.0993683707551862" calcext:value-type="float">
            <text:p>0.099368370755186</text:p>
          </table:table-cell>
          <table:table-cell office:value-type="float" office:value="0.284469519577526" calcext:value-type="float">
            <text:p>0.284469519577526</text:p>
          </table:table-cell>
          <table:table-cell office:value-type="float" office:value="0.152453680596316" calcext:value-type="float">
            <text:p>0.152453680596316</text:p>
          </table:table-cell>
          <table:table-cell office:value-type="float" office:value="0.22873090797666" calcext:value-type="float">
            <text:p>0.22873090797666</text:p>
          </table:table-cell>
          <table:table-cell office:value-type="float" office:value="0.347413585711118" calcext:value-type="float">
            <text:p>0.347413585711118</text:p>
          </table:table-cell>
          <table:table-cell office:value-type="float" office:value="0.320879795751839" calcext:value-type="float">
            <text:p>0.320879795751839</text:p>
          </table:table-cell>
          <table:table-cell office:value-type="float" office:value="0.1038491448947" calcext:value-type="float">
            <text:p>0.1038491448947</text:p>
          </table:table-cell>
          <table:table-cell office:value-type="float" office:value="0.302480745916532" calcext:value-type="float">
            <text:p>0.302480745916532</text:p>
          </table:table-cell>
          <table:table-cell office:value-type="float" office:value="0.836693836705137" calcext:value-type="float">
            <text:p>0.836693836705137</text:p>
          </table:table-cell>
          <table:table-cell office:value-type="float" office:value="0.354258469593931" calcext:value-type="float">
            <text:p>0.354258469593931</text:p>
          </table:table-cell>
          <table:table-cell office:value-type="float" office:value="0.839982357415851" calcext:value-type="float">
            <text:p>0.839982357415851</text:p>
          </table:table-cell>
          <table:table-cell office:value-type="float" office:value="0.354064529754282" calcext:value-type="float">
            <text:p>0.354064529754282</text:p>
          </table:table-cell>
          <table:table-cell table:formula="of:=MEDIAN([.C5:.U5])" office:value-type="float" office:value="0.310907189428941" calcext:value-type="float">
            <text:p>0.310907189428941</text:p>
          </table:table-cell>
          <table:table-cell table:formula="of:=MAX([.C5:.E5])" office:value-type="float" office:value="0.53544799560019" calcext:value-type="float">
            <text:p>0.53544799560019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string" calcext:value-type="string">
            <text:p>False</text:p>
          </table:table-cell>
          <table:table-cell office:value-type="float" office:value="0.0570460144394497" calcext:value-type="float">
            <text:p>0.05704601443945</text:p>
          </table:table-cell>
          <table:table-cell office:value-type="float" office:value="0.0884862082715751" calcext:value-type="float">
            <text:p>0.088486208271575</text:p>
          </table:table-cell>
          <table:table-cell office:value-type="float" office:value="0.0630071840543728" calcext:value-type="float">
            <text:p>0.063007184054373</text:p>
          </table:table-cell>
          <table:table-cell office:value-type="float" office:value="0.0704969691730817" calcext:value-type="float">
            <text:p>0.070496969173082</text:p>
          </table:table-cell>
          <table:table-cell office:value-type="float" office:value="0.0830005738413762" calcext:value-type="float">
            <text:p>0.083000573841376</text:p>
          </table:table-cell>
          <table:table-cell office:value-type="float" office:value="0.225087753911302" calcext:value-type="float">
            <text:p>0.225087753911302</text:p>
          </table:table-cell>
          <table:table-cell office:value-type="float" office:value="0.162493990755001" calcext:value-type="float">
            <text:p>0.162493990755001</text:p>
          </table:table-cell>
          <table:table-cell office:value-type="float" office:value="0.145892677831096" calcext:value-type="float">
            <text:p>0.145892677831096</text:p>
          </table:table-cell>
          <table:table-cell office:value-type="float" office:value="0.155867710741153" calcext:value-type="float">
            <text:p>0.155867710741153</text:p>
          </table:table-cell>
          <table:table-cell office:value-type="float" office:value="0.0768911463572173" calcext:value-type="float">
            <text:p>0.076891146357217</text:p>
          </table:table-cell>
          <table:table-cell office:value-type="float" office:value="0.157810487327709" calcext:value-type="float">
            <text:p>0.157810487327709</text:p>
          </table:table-cell>
          <table:table-cell office:value-type="float" office:value="0.0494701712432266" calcext:value-type="float">
            <text:p>0.049470171243227</text:p>
          </table:table-cell>
          <table:table-cell office:value-type="float" office:value="0.154335682893079" calcext:value-type="float">
            <text:p>0.154335682893079</text:p>
          </table:table-cell>
          <table:table-cell office:value-type="float" office:value="0.141280670233616" calcext:value-type="float">
            <text:p>0.141280670233616</text:p>
          </table:table-cell>
          <table:table-cell office:value-type="float" office:value="0.157047535077218" calcext:value-type="float">
            <text:p>0.157047535077218</text:p>
          </table:table-cell>
          <table:table-cell office:value-type="float" office:value="0.384913781597002" calcext:value-type="float">
            <text:p>0.384913781597002</text:p>
          </table:table-cell>
          <table:table-cell office:value-type="float" office:value="0.159711431681316" calcext:value-type="float">
            <text:p>0.159711431681316</text:p>
          </table:table-cell>
          <table:table-cell office:value-type="float" office:value="0.415891069611271" calcext:value-type="float">
            <text:p>0.415891069611271</text:p>
          </table:table-cell>
          <table:table-cell office:value-type="float" office:value="0.159843010614854" calcext:value-type="float">
            <text:p>0.159843010614854</text:p>
          </table:table-cell>
          <table:table-cell table:formula="of:=MEDIAN([.C6:.U6])" office:value-type="float" office:value="0.154335682893079" calcext:value-type="float">
            <text:p>0.154335682893079</text:p>
          </table:table-cell>
          <table:table-cell table:formula="of:=MAX([.C6:.E6])" office:value-type="float" office:value="0.0884862082715751" calcext:value-type="float">
            <text:p>0.088486208271575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string" calcext:value-type="string">
            <text:p>True</text:p>
          </table:table-cell>
          <table:table-cell office:value-type="float" office:value="0.0559201387838375" calcext:value-type="float">
            <text:p>0.055920138783838</text:p>
          </table:table-cell>
          <table:table-cell office:value-type="float" office:value="0.0878936084920969" calcext:value-type="float">
            <text:p>0.087893608492097</text:p>
          </table:table-cell>
          <table:table-cell office:value-type="float" office:value="0.0567787308676013" calcext:value-type="float">
            <text:p>0.056778730867601</text:p>
          </table:table-cell>
          <table:table-cell office:value-type="float" office:value="0.0630776125095834" calcext:value-type="float">
            <text:p>0.063077612509583</text:p>
          </table:table-cell>
          <table:table-cell office:value-type="float" office:value="0.0675190398640642" calcext:value-type="float">
            <text:p>0.067519039864064</text:p>
          </table:table-cell>
          <table:table-cell office:value-type="float" office:value="0.21994583891831" calcext:value-type="float">
            <text:p>0.21994583891831</text:p>
          </table:table-cell>
          <table:table-cell office:value-type="float" office:value="0.151596670283133" calcext:value-type="float">
            <text:p>0.151596670283133</text:p>
          </table:table-cell>
          <table:table-cell office:value-type="float" office:value="0.152308661669098" calcext:value-type="float">
            <text:p>0.152308661669098</text:p>
          </table:table-cell>
          <table:table-cell office:value-type="float" office:value="0.149096059830967" calcext:value-type="float">
            <text:p>0.149096059830967</text:p>
          </table:table-cell>
          <table:table-cell office:value-type="float" office:value="0.121306343778063" calcext:value-type="float">
            <text:p>0.121306343778063</text:p>
          </table:table-cell>
          <table:table-cell office:value-type="float" office:value="0.152436866890782" calcext:value-type="float">
            <text:p>0.152436866890782</text:p>
          </table:table-cell>
          <table:table-cell office:value-type="float" office:value="0.0446074659053843" calcext:value-type="float">
            <text:p>0.044607465905384</text:p>
          </table:table-cell>
          <table:table-cell office:value-type="float" office:value="0.142050808996797" calcext:value-type="float">
            <text:p>0.142050808996797</text:p>
          </table:table-cell>
          <table:table-cell office:value-type="float" office:value="0.150920933194559" calcext:value-type="float">
            <text:p>0.150920933194559</text:p>
          </table:table-cell>
          <table:table-cell office:value-type="float" office:value="0.144823494072339" calcext:value-type="float">
            <text:p>0.144823494072339</text:p>
          </table:table-cell>
          <table:table-cell office:value-type="float" office:value="0.398396394242307" calcext:value-type="float">
            <text:p>0.398396394242307</text:p>
          </table:table-cell>
          <table:table-cell office:value-type="float" office:value="0.147342997127949" calcext:value-type="float">
            <text:p>0.147342997127949</text:p>
          </table:table-cell>
          <table:table-cell office:value-type="float" office:value="0.413486007753834" calcext:value-type="float">
            <text:p>0.413486007753834</text:p>
          </table:table-cell>
          <table:table-cell office:value-type="float" office:value="0.147601809735675" calcext:value-type="float">
            <text:p>0.147601809735675</text:p>
          </table:table-cell>
          <table:table-cell table:formula="of:=MEDIAN([.C7:.U7])" office:value-type="float" office:value="0.147342997127949" calcext:value-type="float">
            <text:p>0.147342997127949</text:p>
          </table:table-cell>
          <table:table-cell table:formula="of:=MAX([.C7:.E7])" office:value-type="float" office:value="0.0878936084920969" calcext:value-type="float">
            <text:p>0.087893608492097</text:p>
          </table:table-cell>
        </table:table-row>
        <table:table-row table:style-name="ro1">
          <table:table-cell office:value-type="string" calcext:value-type="string">
            <text:p>mammography</text:p>
          </table:table-cell>
          <table:table-cell office:value-type="string" calcext:value-type="string">
            <text:p>False</text:p>
          </table:table-cell>
          <table:table-cell office:value-type="float" office:value="0.0852631131404609" calcext:value-type="float">
            <text:p>0.085263113140461</text:p>
          </table:table-cell>
          <table:table-cell office:value-type="float" office:value="0.111985870278715" calcext:value-type="float">
            <text:p>0.111985870278715</text:p>
          </table:table-cell>
          <table:table-cell office:value-type="float" office:value="0.0711764640947598" calcext:value-type="float">
            <text:p>0.07117646409476</text:p>
          </table:table-cell>
          <table:table-cell office:value-type="float" office:value="0.119479467666648" calcext:value-type="float">
            <text:p>0.119479467666648</text:p>
          </table:table-cell>
          <table:table-cell office:value-type="float" office:value="0.202909024369754" calcext:value-type="float">
            <text:p>0.202909024369754</text:p>
          </table:table-cell>
          <table:table-cell office:value-type="float" office:value="0.097743977495212" calcext:value-type="float">
            <text:p>0.097743977495212</text:p>
          </table:table-cell>
          <table:table-cell table:style-name="ce2" office:value-type="float" office:value="0.288811804714699" calcext:value-type="float">
            <text:p>0.288811804714699</text:p>
          </table:table-cell>
          <table:table-cell office:value-type="float" office:value="0.0865999004616653" calcext:value-type="float">
            <text:p>0.086599900461665</text:p>
          </table:table-cell>
          <table:table-cell table:style-name="ce2" office:value-type="float" office:value="0.239349516596002" calcext:value-type="float">
            <text:p>0.239349516596002</text:p>
          </table:table-cell>
          <table:table-cell office:value-type="float" office:value="0.427516840065748" calcext:value-type="float">
            <text:p>0.427516840065748</text:p>
          </table:table-cell>
          <table:table-cell table:style-name="ce2" office:value-type="float" office:value="0.287401560081447" calcext:value-type="float">
            <text:p>0.287401560081447</text:p>
          </table:table-cell>
          <table:table-cell office:value-type="float" office:value="0.0661467852532073" calcext:value-type="float">
            <text:p>0.066146785253207</text:p>
          </table:table-cell>
          <table:table-cell table:style-name="ce2" office:value-type="float" office:value="0.287255374293676" calcext:value-type="float">
            <text:p>0.287255374293676</text:p>
          </table:table-cell>
          <table:table-cell office:value-type="float" office:value="0.094637094447627" calcext:value-type="float">
            <text:p>0.094637094447627</text:p>
          </table:table-cell>
          <table:table-cell table:style-name="ce2" office:value-type="float" office:value="0.278081546644661" calcext:value-type="float">
            <text:p>0.278081546644661</text:p>
          </table:table-cell>
          <table:table-cell table:style-name="Default" office:value-type="float" office:value="0.0675287766389894" calcext:value-type="float">
            <text:p>0.067528776638989</text:p>
          </table:table-cell>
          <table:table-cell table:style-name="ce2" office:value-type="float" office:value="0.244315333339776" calcext:value-type="float">
            <text:p>0.244315333339776</text:p>
          </table:table-cell>
          <table:table-cell table:style-name="Default" office:value-type="float" office:value="0.0668143490423961" calcext:value-type="float">
            <text:p>0.066814349042396</text:p>
          </table:table-cell>
          <table:table-cell table:style-name="ce2" office:value-type="float" office:value="0.243377212307297" calcext:value-type="float">
            <text:p>0.243377212307297</text:p>
          </table:table-cell>
          <table:table-cell table:formula="of:=MEDIAN([.C8:.U8])" office:value-type="float" office:value="0.119479467666648" calcext:value-type="float">
            <text:p>0.119479467666648</text:p>
          </table:table-cell>
          <table:table-cell table:formula="of:=MAX([.C8:.E8])" office:value-type="float" office:value="0.111985870278715" calcext:value-type="float">
            <text:p>0.111985870278715</text:p>
          </table:table-cell>
        </table:table-row>
        <table:table-row table:style-name="ro1">
          <table:table-cell office:value-type="string" calcext:value-type="string">
            <text:p>mammography</text:p>
          </table:table-cell>
          <table:table-cell office:value-type="string" calcext:value-type="string">
            <text:p>True</text:p>
          </table:table-cell>
          <table:table-cell office:value-type="float" office:value="0.082061721602747" calcext:value-type="float">
            <text:p>0.082061721602747</text:p>
          </table:table-cell>
          <table:table-cell office:value-type="float" office:value="0.112313746986389" calcext:value-type="float">
            <text:p>0.112313746986389</text:p>
          </table:table-cell>
          <table:table-cell office:value-type="float" office:value="0.0702041689920268" calcext:value-type="float">
            <text:p>0.070204168992027</text:p>
          </table:table-cell>
          <table:table-cell office:value-type="float" office:value="0.132475001672723" calcext:value-type="float">
            <text:p>0.132475001672723</text:p>
          </table:table-cell>
          <table:table-cell office:value-type="float" office:value="0.22931810756392" calcext:value-type="float">
            <text:p>0.22931810756392</text:p>
          </table:table-cell>
          <table:table-cell office:value-type="float" office:value="0.116574974007456" calcext:value-type="float">
            <text:p>0.116574974007456</text:p>
          </table:table-cell>
          <table:table-cell table:style-name="ce2" office:value-type="float" office:value="0.275441586860486" calcext:value-type="float">
            <text:p>0.275441586860486</text:p>
          </table:table-cell>
          <table:table-cell office:value-type="float" office:value="0.0751066086925622" calcext:value-type="float">
            <text:p>0.075106608692562</text:p>
          </table:table-cell>
          <table:table-cell table:style-name="ce2" office:value-type="float" office:value="0.228805539601152" calcext:value-type="float">
            <text:p>0.228805539601152</text:p>
          </table:table-cell>
          <table:table-cell office:value-type="float" office:value="0.448223869279855" calcext:value-type="float">
            <text:p>0.448223869279855</text:p>
          </table:table-cell>
          <table:table-cell table:style-name="ce2" office:value-type="float" office:value="0.272274509967863" calcext:value-type="float">
            <text:p>0.272274509967863</text:p>
          </table:table-cell>
          <table:table-cell office:value-type="float" office:value="0.0635650769201954" calcext:value-type="float">
            <text:p>0.063565076920195</text:p>
          </table:table-cell>
          <table:table-cell table:style-name="ce2" office:value-type="float" office:value="0.272366106407511" calcext:value-type="float">
            <text:p>0.272366106407511</text:p>
          </table:table-cell>
          <table:table-cell office:value-type="float" office:value="0.0869655139928061" calcext:value-type="float">
            <text:p>0.086965513992806</text:p>
          </table:table-cell>
          <table:table-cell table:style-name="ce2" office:value-type="float" office:value="0.25940624989003" calcext:value-type="float">
            <text:p>0.25940624989003</text:p>
          </table:table-cell>
          <table:table-cell table:style-name="Default" office:value-type="float" office:value="0.0650688296663688" calcext:value-type="float">
            <text:p>0.065068829666369</text:p>
          </table:table-cell>
          <table:table-cell table:style-name="ce2" office:value-type="float" office:value="0.227244400615612" calcext:value-type="float">
            <text:p>0.227244400615612</text:p>
          </table:table-cell>
          <table:table-cell table:style-name="Default" office:value-type="float" office:value="0.0651288810007606" calcext:value-type="float">
            <text:p>0.065128881000761</text:p>
          </table:table-cell>
          <table:table-cell table:style-name="ce2" office:value-type="float" office:value="0.227102587234647" calcext:value-type="float">
            <text:p>0.227102587234647</text:p>
          </table:table-cell>
          <table:table-cell table:formula="of:=MEDIAN([.C9:.U9])" office:value-type="float" office:value="0.132475001672723" calcext:value-type="float">
            <text:p>0.132475001672723</text:p>
          </table:table-cell>
          <table:table-cell table:formula="of:=MAX([.C9:.E9])" office:value-type="float" office:value="0.112313746986389" calcext:value-type="float">
            <text:p>0.112313746986389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False</text:p>
          </table:table-cell>
          <table:table-cell office:value-type="float" office:value="0.115104372100007" calcext:value-type="float">
            <text:p>0.115104372100007</text:p>
          </table:table-cell>
          <table:table-cell office:value-type="float" office:value="0.136359706511779" calcext:value-type="float">
            <text:p>0.136359706511779</text:p>
          </table:table-cell>
          <table:table-cell office:value-type="float" office:value="0.185489852536107" calcext:value-type="float">
            <text:p>0.185489852536107</text:p>
          </table:table-cell>
          <table:table-cell office:value-type="float" office:value="0.207717783897832" calcext:value-type="float">
            <text:p>0.207717783897832</text:p>
          </table:table-cell>
          <table:table-cell office:value-type="float" office:value="0.174483572841056" calcext:value-type="float">
            <text:p>0.174483572841056</text:p>
          </table:table-cell>
          <table:table-cell office:value-type="float" office:value="0.140340519798111" calcext:value-type="float">
            <text:p>0.140340519798111</text:p>
          </table:table-cell>
          <table:table-cell office:value-type="float" office:value="0.189090634171291" calcext:value-type="float">
            <text:p>0.189090634171291</text:p>
          </table:table-cell>
          <table:table-cell office:value-type="float" office:value="0.149105263883992" calcext:value-type="float">
            <text:p>0.149105263883992</text:p>
          </table:table-cell>
          <table:table-cell office:value-type="float" office:value="0.185399701341162" calcext:value-type="float">
            <text:p>0.185399701341162</text:p>
          </table:table-cell>
          <table:table-cell table:style-name="ce2" office:value-type="float" office:value="0.31835587155708" calcext:value-type="float">
            <text:p>0.31835587155708</text:p>
          </table:table-cell>
          <table:table-cell office:value-type="float" office:value="0.183080707412101" calcext:value-type="float">
            <text:p>0.183080707412101</text:p>
          </table:table-cell>
          <table:table-cell office:value-type="float" office:value="0.122921838530596" calcext:value-type="float">
            <text:p>0.122921838530596</text:p>
          </table:table-cell>
          <table:table-cell office:value-type="float" office:value="0.18466939708816" calcext:value-type="float">
            <text:p>0.18466939708816</text:p>
          </table:table-cell>
          <table:table-cell office:value-type="float" office:value="0.158828346792803" calcext:value-type="float">
            <text:p>0.158828346792803</text:p>
          </table:table-cell>
          <table:table-cell office:value-type="float" office:value="0.184447211244445" calcext:value-type="float">
            <text:p>0.184447211244445</text:p>
          </table:table-cell>
          <table:table-cell office:value-type="float" office:value="0.257842121144725" calcext:value-type="float">
            <text:p>0.257842121144725</text:p>
          </table:table-cell>
          <table:table-cell office:value-type="float" office:value="0.188261380825221" calcext:value-type="float">
            <text:p>0.188261380825221</text:p>
          </table:table-cell>
          <table:table-cell office:value-type="float" office:value="0.254834453450103" calcext:value-type="float">
            <text:p>0.254834453450103</text:p>
          </table:table-cell>
          <table:table-cell office:value-type="float" office:value="0.189026105261456" calcext:value-type="float">
            <text:p>0.189026105261456</text:p>
          </table:table-cell>
          <table:table-cell table:formula="of:=MEDIAN([.C10:.U10])" office:value-type="float" office:value="0.18466939708816" calcext:value-type="float">
            <text:p>0.18466939708816</text:p>
          </table:table-cell>
          <table:table-cell table:formula="of:=MAX([.C10:.E10])" office:value-type="float" office:value="0.185489852536107" calcext:value-type="float">
            <text:p>0.185489852536107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True</text:p>
          </table:table-cell>
          <table:table-cell office:value-type="float" office:value="0.12520394179786" calcext:value-type="float">
            <text:p>0.12520394179786</text:p>
          </table:table-cell>
          <table:table-cell office:value-type="float" office:value="0.137461514694439" calcext:value-type="float">
            <text:p>0.137461514694439</text:p>
          </table:table-cell>
          <table:table-cell office:value-type="float" office:value="0.167010633064" calcext:value-type="float">
            <text:p>0.167010633064</text:p>
          </table:table-cell>
          <table:table-cell office:value-type="float" office:value="0.133347812940336" calcext:value-type="float">
            <text:p>0.133347812940336</text:p>
          </table:table-cell>
          <table:table-cell office:value-type="float" office:value="0.154499099430705" calcext:value-type="float">
            <text:p>0.154499099430705</text:p>
          </table:table-cell>
          <table:table-cell office:value-type="float" office:value="0.111248856062014" calcext:value-type="float">
            <text:p>0.111248856062014</text:p>
          </table:table-cell>
          <table:table-cell office:value-type="float" office:value="0.199152092416784" calcext:value-type="float">
            <text:p>0.199152092416784</text:p>
          </table:table-cell>
          <table:table-cell office:value-type="float" office:value="0.143680577994046" calcext:value-type="float">
            <text:p>0.143680577994046</text:p>
          </table:table-cell>
          <table:table-cell office:value-type="float" office:value="0.198850271058346" calcext:value-type="float">
            <text:p>0.198850271058346</text:p>
          </table:table-cell>
          <table:table-cell table:style-name="ce2" office:value-type="float" office:value="0.325622637723965" calcext:value-type="float">
            <text:p>0.325622637723965</text:p>
          </table:table-cell>
          <table:table-cell office:value-type="float" office:value="0.20011019348091" calcext:value-type="float">
            <text:p>0.20011019348091</text:p>
          </table:table-cell>
          <table:table-cell office:value-type="float" office:value="0.144249845785519" calcext:value-type="float">
            <text:p>0.144249845785519</text:p>
          </table:table-cell>
          <table:table-cell office:value-type="float" office:value="0.198696337185828" calcext:value-type="float">
            <text:p>0.198696337185828</text:p>
          </table:table-cell>
          <table:table-cell office:value-type="float" office:value="0.15351492535389" calcext:value-type="float">
            <text:p>0.15351492535389</text:p>
          </table:table-cell>
          <table:table-cell office:value-type="float" office:value="0.200090133666939" calcext:value-type="float">
            <text:p>0.200090133666939</text:p>
          </table:table-cell>
          <table:table-cell office:value-type="float" office:value="0.246099400121489" calcext:value-type="float">
            <text:p>0.246099400121489</text:p>
          </table:table-cell>
          <table:table-cell office:value-type="float" office:value="0.196938826191213" calcext:value-type="float">
            <text:p>0.196938826191213</text:p>
          </table:table-cell>
          <table:table-cell office:value-type="float" office:value="0.244241764894301" calcext:value-type="float">
            <text:p>0.244241764894301</text:p>
          </table:table-cell>
          <table:table-cell office:value-type="float" office:value="0.196424818902283" calcext:value-type="float">
            <text:p>0.196424818902283</text:p>
          </table:table-cell>
          <table:table-cell table:formula="of:=MEDIAN([.C11:.U11])" office:value-type="float" office:value="0.196424818902283" calcext:value-type="float">
            <text:p>0.196424818902283</text:p>
          </table:table-cell>
          <table:table-cell table:formula="of:=MAX([.C11:.E11])" office:value-type="float" office:value="0.167010633064" calcext:value-type="float">
            <text:p>0.167010633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0-20T15:30:53.129000000</dc:date>
    <meta:editing-duration>PT26M26S</meta:editing-duration>
    <meta:editing-cycles>1</meta:editing-cycles>
    <meta:document-statistic meta:table-count="1" meta:cell-count="253" meta:object-count="0"/>
    <meta:generator>LibreOffice/6.3.4.2$Windows_X86_64 LibreOffice_project/60da17e045e08f1793c57c00ba83cdfce946d0aa</meta:generator>
  </office:meta>
</office:document-meta>
</file>